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1E000001983D927FE679F961A2.png" manifest:media-type="image/png"/>
  <manifest:file-entry manifest:full-path="Pictures/100000000000022C000001A2FE0103D181A857FF.png" manifest:media-type="image/png"/>
  <manifest:file-entry manifest:full-path="Pictures/10000201000003A400000528E9DB81CDE0D76300.png" manifest:media-type="image/png"/>
  <manifest:file-entry manifest:full-path="Pictures/100002010000042800000626645FC1D6ABE9180F.png" manifest:media-type="image/png"/>
  <manifest:file-entry manifest:full-path="Pictures/10000201000004430000062EB829E576FEE94CA6.png" manifest:media-type="image/png"/>
  <manifest:file-entry manifest:full-path="Pictures/10000201000004260000021371B4F0C813F75E8B.png" manifest:media-type="image/png"/>
  <manifest:file-entry manifest:full-path="Pictures/1000020100000423000005D5B27BF3D84FD0AF00.png" manifest:media-type="image/png"/>
  <manifest:file-entry manifest:full-path="Pictures/10000201000003C80000054FA35662613BE5C5E6.png" manifest:media-type="image/png"/>
  <manifest:file-entry manifest:full-path="Pictures/10000201000004C90000054CF3395C68786488DA.png" manifest:media-type="image/png"/>
  <manifest:file-entry manifest:full-path="Pictures/100002010000065D00000457DAB1F087D95E99E3.png" manifest:media-type="image/png"/>
  <manifest:file-entry manifest:full-path="Pictures/10000000000000F70000017DFCA2134D9F7C397D.png" manifest:media-type="image/png"/>
  <manifest:file-entry manifest:full-path="Pictures/100002010000046E00000664ADB5913DBDC57B7B.png" manifest:media-type="image/png"/>
  <manifest:file-entry manifest:full-path="Pictures/10000201000003CD000004A6525A6F2AB8BFE692.png" manifest:media-type="image/png"/>
  <manifest:file-entry manifest:full-path="Pictures/10000000000001C7000001FCB7CC3488AA456C92.png" manifest:media-type="image/png"/>
  <manifest:file-entry manifest:full-path="Pictures/1000020100000421000001763C310C9B32D48FCE.png" manifest:media-type="image/png"/>
  <manifest:file-entry manifest:full-path="Pictures/10000201000003DB000004F2D780434A16545633.png" manifest:media-type="image/png"/>
  <manifest:file-entry manifest:full-path="Pictures/1000020100000451000005F51FE44A40B4E94947.png" manifest:media-type="image/png"/>
  <manifest:file-entry manifest:full-path="Pictures/10000000000000EB00000029961E8F11A090F46D.png" manifest:media-type="image/png"/>
  <manifest:file-entry manifest:full-path="Pictures/10000201000003820000013D7FFF0B932B1E269C.png" manifest:media-type="image/png"/>
  <manifest:file-entry manifest:full-path="Pictures/100002010000037B000000B1128079F94A41E0A1.png" manifest:media-type="image/png"/>
  <manifest:file-entry manifest:full-path="Pictures/10000201000004550000063206AA4B7E0AA7EA8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puter Modern" svg:font-family="'Computer Modern'"/>
    <style:font-face style:name="Open Sans" svg:font-family="'Open Sans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6805b"/>
    </style:style>
    <style:style style:name="P2" style:family="paragraph" style:parent-style-name="Standard">
      <style:text-properties fo:font-size="10.5pt" officeooo:rsid="001e3881" officeooo:paragraph-rsid="001e3881" style:font-size-asian="10.5pt" style:font-size-complex="10.5pt"/>
    </style:style>
    <style:style style:name="P3" style:family="paragraph" style:parent-style-name="Standard">
      <style:paragraph-properties fo:break-before="page"/>
      <style:text-properties fo:font-size="10.5pt" officeooo:rsid="001e3881" officeooo:paragraph-rsid="001e3881" style:font-size-asian="10.5pt" style:font-size-complex="10.5pt"/>
    </style:style>
    <style:style style:name="P4" style:family="paragraph" style:parent-style-name="Standard">
      <style:paragraph-properties fo:break-before="column"/>
      <style:text-properties fo:font-size="10.5pt" officeooo:rsid="001e3881" officeooo:paragraph-rsid="001e3881" style:font-size-asian="10.5pt" style:font-size-complex="10.5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3" text:anchor-type="page" text:anchor-page-number="1" svg:x="5.5811in" svg:y="4.0756in" svg:width="2.572in" svg:height="3.9681in" draw:z-index="14">
        <draw:image xlink:href="Pictures/10000000000000F70000017DFCA2134D9F7C397D.png" xlink:type="simple" xlink:show="embed" xlink:actuate="onLoad" loext:mime-type="image/png"/>
      </draw:frame>
      <text:p text:style-name="P2"><draw:g text:anchor-type="paragraph" draw:z-index="9" draw:name="Shape8" draw:style-name="gr5"><draw:frame draw:style-name="gr3" draw:text-style-name="P6" svg:width="2.5488in" svg:height="3.6776in" svg:x="0.0417in" svg:y="0.0402in"><draw:image xlink:href="Pictures/100002010000046E00000664ADB5913DBDC57B7B.png" xlink:type="simple" xlink:show="embed" xlink:actuate="onLoad" loext:mime-type="image/png"><text:p/></draw:image></draw:frame><draw:frame draw:style-name="gr3" draw:text-style-name="P6" svg:width="2.1787in" svg:height="1.0906in" svg:x="0.0417in" svg:y="3.7886in"><draw:image xlink:href="Pictures/10000201000004260000021371B4F0C813F75E8B.png" xlink:type="simple" xlink:show="embed" xlink:actuate="onLoad" loext:mime-type="image/png"><text:p/></draw:image></draw:frame></draw:g><draw:frame text:anchor-type="paragraph" draw:z-index="10" draw:name="Shape9" draw:style-name="gr4" draw:text-style-name="P5" svg:width="2.3669in" svg:height="2.8949in" svg:x="0.0417in" svg:y="4.9417in"><draw:image xlink:href="Pictures/10000201000003CD000004A6525A6F2AB8BFE692.png" xlink:type="simple" xlink:show="embed" xlink:actuate="onLoad" loext:mime-type="image/png"><text:p/></draw:image></draw:frame><draw:frame text:anchor-type="paragraph" draw:z-index="11" draw:name="Shape10" draw:style-name="gr1" draw:text-style-name="P5" svg:width="2.6012in" svg:height="1.774in" svg:x="2.6173in" svg:y="0.0429in"><draw:image xlink:href="Pictures/100002010000065D00000457DAB1F087D95E99E3.png" xlink:type="simple" xlink:show="embed" xlink:actuate="onLoad" loext:mime-type="image/png"><text:p/></draw:image></draw:frame></text:p>
      <text:p text:style-name="P2"><draw:g text:anchor-type="paragraph" draw:z-index="12" draw:name="Shape11" draw:style-name="gr2"><draw:frame draw:style-name="gr3" draw:text-style-name="P5" svg:width="2.5622in" svg:height="3.6114in" svg:x="2.5902in" svg:y="1.6484in"><draw:image xlink:href="Pictures/1000020100000423000005D5B27BF3D84FD0AF00.png" xlink:type="simple" xlink:show="embed" xlink:actuate="onLoad" loext:mime-type="image/png"><text:p/></draw:image></draw:frame><draw:frame draw:style-name="gr3" draw:text-style-name="P5" svg:width="2.1559in" svg:height="0.428in" svg:x="2.5902in" svg:y="5.3382in"><draw:image xlink:href="Pictures/100002010000037B000000B1128079F94A41E0A1.png" xlink:type="simple" xlink:show="embed" xlink:actuate="onLoad" loext:mime-type="image/png"><text:p/></draw:image></draw:frame></draw:g><draw:frame text:anchor-type="paragraph" draw:z-index="2" draw:name="Shape1" draw:style-name="gr1" draw:text-style-name="P5" svg:width="2.5433in" svg:height="3.637in" svg:x="5.2602in" svg:y="-0.1354in"><draw:image xlink:href="Pictures/10000201000004550000063206AA4B7E0AA7EA8E.png" xlink:type="simple" xlink:show="embed" xlink:actuate="onLoad" loext:mime-type="image/png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3" draw:name="Shape12" draw:style-name="gr1" draw:text-style-name="P5" svg:width="2.6441in" svg:height="3.6488in" svg:x="0.0102in" svg:y="0.0327in"><draw:image xlink:href="Pictures/1000020100000451000005F51FE44A40B4E94947.png" xlink:type="simple" xlink:show="embed" xlink:actuate="onLoad" loext:mime-type="image/png"><text:p/></draw:image></draw:frame><text:line-break/></text:p>
      <text:p text:style-name="P3"/>
      <text:p text:style-name="P1"><draw:frame text:anchor-type="paragraph" draw:z-index="3" draw:name="Shape2" draw:style-name="gr6" draw:text-style-name="P5" svg:width="2.5362in" svg:height="3.2539in" svg:x="2.6764in" svg:y="-0.1634in"><draw:image xlink:href="Pictures/10000201000003DB000004F2D780434A16545633.png" xlink:type="simple" xlink:show="embed" xlink:actuate="onLoad" loext:mime-type="image/png"><text:p/></draw:image></draw:frame><draw:g text:anchor-type="paragraph" draw:z-index="4" draw:name="Shape3" draw:style-name="gr5"><draw:frame draw:style-name="gr3" draw:text-style-name="P5" svg:width="2.6394in" svg:height="3.7059in" svg:x="2.6764in" svg:y="3.0902in"><draw:image xlink:href="Pictures/10000201000003C80000054FA35662613BE5C5E6.png" xlink:type="simple" xlink:show="embed" xlink:actuate="onLoad" loext:mime-type="image/png"><text:p/></draw:image></draw:frame><draw:frame draw:style-name="gr3" draw:text-style-name="P5" svg:width="2.8567in" svg:height="1.0106in" svg:x="2.6764in" svg:y="6.872in"><draw:image xlink:href="Pictures/1000020100000421000001763C310C9B32D48FCE.png" xlink:type="simple" xlink:show="embed" xlink:actuate="onLoad" loext:mime-type="image/png"><text:p/></draw:image></draw:frame></draw:g><draw:frame text:anchor-type="paragraph" draw:z-index="5" draw:name="Shape4" draw:style-name="gr4" draw:text-style-name="P5" svg:width="2.5406in" svg:height="3.6843in" svg:x="5.2717in" svg:y="-0.1673in"><draw:image xlink:href="Pictures/10000201000004430000062EB829E576FEE94CA6.png" xlink:type="simple" xlink:show="embed" xlink:actuate="onLoad" loext:mime-type="image/png"><text:p/></draw:image></draw:frame><draw:frame text:anchor-type="paragraph" draw:z-index="6" draw:name="Shape5" draw:style-name="gr6" draw:text-style-name="P5" svg:width="2.5524in" svg:height="3.7752in" svg:x="5.3717in" svg:y="3.5165in"><draw:image xlink:href="Pictures/100002010000042800000626645FC1D6ABE9180F.png" xlink:type="simple" xlink:show="embed" xlink:actuate="onLoad" loext:mime-type="image/png"><text:p/></draw:image></draw:frame><draw:frame text:anchor-type="paragraph" draw:z-index="7" draw:name="Shape6" draw:style-name="gr4" draw:text-style-name="P5" svg:width="2.5941in" svg:height="2.8713in" svg:x="7.8854in" svg:y="-0.152in"><draw:image xlink:href="Pictures/10000201000004C90000054CF3395C68786488DA.png" xlink:type="simple" xlink:show="embed" xlink:actuate="onLoad" loext:mime-type="image/png"><text:p/></draw:image></draw:frame><draw:g text:anchor-type="paragraph" draw:z-index="8" draw:name="Shape7" draw:style-name="gr5"><draw:frame draw:style-name="gr3" draw:text-style-name="P5" svg:width="2.5433in" svg:height="3.6016in" svg:x="7.9236in" svg:y="3.0055in"><draw:image xlink:href="Pictures/10000201000003A400000528E9DB81CDE0D76300.png" xlink:type="simple" xlink:show="embed" xlink:actuate="onLoad" loext:mime-type="image/png"><text:p/></draw:image></draw:frame><draw:frame draw:style-name="gr3" draw:text-style-name="P5" svg:width="2.4504in" svg:height="0.8657in" svg:x="7.9236in" svg:y="6.6894in"><draw:image xlink:href="Pictures/10000201000003820000013D7FFF0B932B1E269C.png" xlink:type="simple" xlink:show="embed" xlink:actuate="onLoad" loext:mime-type="image/png"><text:p/></draw:image></draw:frame></draw:g><draw:frame draw:style-name="fr4" draw:name="Image1" text:anchor-type="char" svg:width="2.4472in" svg:height="0.4272in" draw:z-index="0"><draw:image xlink:href="Pictures/10000000000000EB00000029961E8F11A090F46D.png" xlink:type="simple" xlink:show="embed" xlink:actuate="onLoad" loext:mime-type="image/png"/></draw:frame><draw:frame draw:style-name="fr3" draw:name="Image2" text:anchor-type="char" svg:x="0in" svg:y="0.5in" svg:width="2.6252in" svg:height="2.9307in" draw:z-index="1"><draw:image xlink:href="Pictures/10000000000001C7000001FCB7CC3488AA456C92.png" xlink:type="simple" xlink:show="embed" xlink:actuate="onLoad" loext:mime-type="image/png"/></draw:frame><draw:frame draw:style-name="fr1" draw:name="Image4" text:anchor-type="char" svg:x="0in" svg:y="3.4299in" svg:width="2.6252in" svg:height="1.9736in" draw:z-index="15"><draw:image xlink:href="Pictures/100000000000022C000001A2FE0103D181A857FF.png" xlink:type="simple" xlink:show="embed" xlink:actuate="onLoad" loext:mime-type="image/png"/></draw:frame><draw:frame draw:style-name="fr1" draw:name="Image5" text:anchor-type="char" svg:x="0in" svg:y="5.4583in" svg:width="2.6252in" svg:height="1.9756in" draw:z-index="16"><draw:image xlink:href="Pictures/100000000000021E000001983D927FE679F961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puter Modern" svg:font-family="'Computer Modern'"/>
    <style:font-face style:name="Open Sans" svg:font-family="'Open Sans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3299in" fo:margin-bottom="0.3299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5:03:55.233626165</meta:creation-date>
    <meta:editing-duration>PT42M31S</meta:editing-duration>
    <meta:editing-cycles>7</meta:editing-cycles>
    <meta:generator>LibreOffice/6.4.0.3$Linux_X86_64 LibreOffice_project/40$Build-3</meta:generator>
    <dc:date>2020-03-10T16:09:35.827422223</dc:date>
    <meta:document-statistic meta:table-count="0" meta:image-count="5" meta:object-count="0" meta:page-count="2" meta:paragraph-count="1" meta:word-count="0" meta:character-count="1" meta:non-whitespace-character-count="0"/>
  </office:meta>
</office:document-meta>
</file>